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3000002BC97F72079FCBD9468.png" manifest:media-type="image/png"/>
  <manifest:file-entry manifest:full-path="Pictures/100002010000054A00000278E81879C0F7010E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69cm" svg:y="14.923cm" svg:width="17cm" svg:height="7.934cm" draw:z-index="0"><draw:image xlink:href="Pictures/100002010000054A00000278E81879C0F7010EA5.png" xlink:type="simple" xlink:show="embed" xlink:actuate="onLoad" loext:mime-type="image/png"/></draw:frame><draw:frame draw:style-name="fr1" draw:name="Image2" text:anchor-type="paragraph" svg:x="3.452cm" svg:y="-0.931cm" svg:width="8.53cm" svg:height="14.817cm" draw:z-index="1"><draw:image xlink:href="Pictures/1000020100000193000002BC97F72079FCBD94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3:18:50.996000000</meta:creation-date>
    <dc:date>2018-02-13T23:19:42.857000000</dc:date>
    <meta:editing-duration>PT52S</meta:editing-duration>
    <meta:editing-cycles>1</meta:editing-cycles>
    <meta:generator>LibreOffice/5.4.1.2$Windows_x86 LibreOffice_project/ea7cb86e6eeb2bf3a5af73a8f7777ac570321527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